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6.79mm"/>
    </style:style>
    <style:style style:name="co3" style:family="table-column">
      <style:table-column-properties fo:break-before="auto" style:column-width="7.0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200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marker-start="Arrowheads_20_1" draw:textarea-horizontal-align="center" draw:textarea-vertical-align="middle"/>
    </style:style>
    <style:style style:name="gr3" style:family="graphic">
      <style:graphic-properties draw:marker-start="" draw:marker-end="Arrowheads_20_1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marker-start="Arrowheads_20_1" draw:marker-end="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color="#2323dc"/>
    </style:style>
    <style:style style:name="T2" style:family="text">
      <style:text-properties fo:color="#008000"/>
    </style:style>
    <style:style style:name="T3" style:family="text">
      <style:text-properties fo:color="#ff0000"/>
    </style:style>
    <style:style style:name="T4" style:family="text">
      <style:text-properties fo:color="#94006b"/>
    </style:style>
    <style:style style:name="T5" style:family="text">
      <style:text-properties fo:color="#355e00"/>
    </style:style>
    <style:style style:name="T6" style:family="text">
      <style:text-properties fo:color="#cc6633"/>
    </style:style>
    <style:style style:name="T7" style:family="text">
      <style:text-properties fo:color="#0099ff"/>
    </style:style>
    <style:style style:name="T8" style:family="text">
      <style:text-properties fo:color="#0047ff"/>
    </style:style>
    <style:style style:name="T9" style:family="text">
      <style:text-properties fo:color="#00ae00"/>
    </style:style>
    <style:style style:name="T10" style:family="text">
      <style:text-properties fo:color="#99284c"/>
    </style:style>
    <style:style style:name="T11" style:family="text">
      <style:text-properties fo:color="#ff66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7.18mm" svg:y1="20.19mm" svg:x2="7.18mm" svg:y2="24.97mm">
            <text:p/>
          </draw:line>
          <draw:line draw:z-index="1" draw:style-name="gr1" draw:text-style-name="P1" svg:x1="12.05mm" svg:y1="24.97mm" svg:x2="7.2mm" svg:y2="24.97mm">
            <text:p/>
          </draw:line>
          <draw:line draw:z-index="2" draw:style-name="gr1" draw:text-style-name="P1" svg:x1="12.05mm" svg:y1="20.19mm" svg:x2="12.05mm" svg:y2="24.97mm">
            <text:p/>
          </draw:line>
          <draw:line draw:z-index="3" draw:style-name="gr1" draw:text-style-name="P1" svg:x1="31.44mm" svg:y1="20.19mm" svg:x2="12.08mm" svg:y2="20.19mm">
            <text:p/>
          </draw:line>
          <draw:line draw:z-index="4" draw:style-name="gr1" draw:text-style-name="P1" svg:x1="31.61mm" svg:y1="24.7mm" svg:x2="31.61mm" svg:y2="20.19mm">
            <text:p/>
          </draw:line>
          <draw:line draw:z-index="5" draw:style-name="gr2" draw:text-style-name="P1" svg:x1="16.94mm" svg:y1="24.97mm" svg:x2="31.52mm" svg:y2="24.97mm">
            <text:p/>
          </draw:line>
          <draw:line draw:z-index="6" draw:style-name="gr1" draw:text-style-name="P1" svg:x1="16.29mm" svg:y1="47.55mm" svg:x2="7.14mm" svg:y2="47.54mm">
            <text:p/>
          </draw:line>
          <draw:line draw:z-index="7" draw:style-name="gr1" draw:text-style-name="P1" svg:x1="16.63mm" svg:y1="42.76mm" svg:x2="16.63mm" svg:y2="47.54mm">
            <text:p/>
          </draw:line>
          <draw:line draw:z-index="8" draw:style-name="gr1" draw:text-style-name="P1" svg:x1="31.38mm" svg:y1="42.76mm" svg:x2="16.29mm" svg:y2="42.76mm">
            <text:p/>
          </draw:line>
          <draw:line draw:z-index="9" draw:style-name="gr1" draw:text-style-name="P1" svg:x1="7.18mm" svg:y1="42.8mm" svg:x2="7.18mm" svg:y2="47.58mm">
            <text:p/>
          </draw:line>
          <draw:line draw:z-index="10" draw:style-name="gr1" draw:text-style-name="P1" svg:x1="31.57mm" svg:y1="42.8mm" svg:x2="31.57mm" svg:y2="47.58mm">
            <text:p/>
          </draw:line>
          <draw:line draw:z-index="11" draw:style-name="gr3" draw:text-style-name="P1" svg:x1="31.44mm" svg:y1="47.28mm" svg:x2="21.48mm" svg:y2="47.18mm">
            <text:p/>
          </draw:line>
          <draw:line draw:z-index="12" draw:style-name="gr1" draw:text-style-name="P1" svg:x1="12.43mm" svg:y1="42.68mm" svg:x2="7.15mm" svg:y2="42.76mm">
            <text:p/>
          </draw:line>
          <draw:line draw:z-index="13" draw:style-name="gr1" draw:text-style-name="P1" svg:x1="70.35mm" svg:y1="20.52mm" svg:x2="70.35mm" svg:y2="25.3mm">
            <text:p/>
          </draw:line>
          <draw:line draw:z-index="14" draw:style-name="gr1" draw:text-style-name="P1" svg:x1="75.03mm" svg:y1="20.52mm" svg:x2="75.03mm" svg:y2="25.3mm">
            <text:p/>
          </draw:line>
          <draw:line draw:z-index="15" draw:style-name="gr1" draw:text-style-name="P1" svg:x1="80.03mm" svg:y1="20.52mm" svg:x2="80.03mm" svg:y2="25.3mm">
            <text:p/>
          </draw:line>
          <draw:line draw:z-index="16" draw:style-name="gr1" draw:text-style-name="P1" svg:x1="75.14mm" svg:y1="24.74mm" svg:x2="70.29mm" svg:y2="24.74mm">
            <text:p/>
          </draw:line>
          <draw:line draw:z-index="17" draw:style-name="gr1" draw:text-style-name="P1" svg:x1="80.01mm" svg:y1="20.15mm" svg:x2="75.16mm" svg:y2="20.15mm">
            <text:p/>
          </draw:line>
          <draw:line draw:z-index="18" draw:style-name="gr2" draw:text-style-name="P1" svg:x1="84.32mm" svg:y1="20.45mm" svg:x2="94.89mm" svg:y2="20.16mm">
            <text:p/>
          </draw:line>
          <draw:line draw:z-index="19" draw:style-name="gr1" draw:text-style-name="P1" svg:x1="94.6mm" svg:y1="20.31mm" svg:x2="94.6mm" svg:y2="25.09mm">
            <text:p/>
          </draw:line>
          <draw:line draw:z-index="20" draw:style-name="gr1" draw:text-style-name="P1" svg:x1="94.89mm" svg:y1="24.7mm" svg:x2="80.28mm" svg:y2="24.74mm">
            <text:p/>
          </draw:line>
          <draw:line draw:z-index="21" draw:style-name="gr1" draw:text-style-name="P1" svg:x1="75.42mm" svg:y1="42.8mm" svg:x2="70.14mm" svg:y2="42.88mm">
            <text:p/>
          </draw:line>
          <draw:line draw:z-index="22" draw:style-name="gr1" draw:text-style-name="P1" svg:x1="70.43mm" svg:y1="42.8mm" svg:x2="70.43mm" svg:y2="47.58mm">
            <text:p/>
          </draw:line>
          <draw:line draw:z-index="23" draw:style-name="gr1" draw:text-style-name="P1" svg:x1="79.59mm" svg:y1="47.34mm" svg:x2="70.44mm" svg:y2="47.33mm">
            <text:p/>
          </draw:line>
          <draw:line draw:z-index="24" draw:style-name="gr1" draw:text-style-name="P1" svg:x1="80.02mm" svg:y1="42.98mm" svg:x2="80.02mm" svg:y2="47.76mm">
            <text:p/>
          </draw:line>
          <draw:line draw:z-index="25" draw:style-name="gr1" draw:text-style-name="P1" svg:x1="85mm" svg:y1="42.61mm" svg:x2="80.15mm" svg:y2="42.61mm">
            <text:p/>
          </draw:line>
          <draw:line draw:z-index="26" draw:style-name="gr1" draw:text-style-name="P1" svg:x1="84.92mm" svg:y1="42.46mm" svg:x2="84.92mm" svg:y2="47.24mm">
            <text:p/>
          </draw:line>
          <draw:line draw:z-index="27" draw:style-name="gr1" draw:text-style-name="P1" svg:x1="94.89mm" svg:y1="47.01mm" svg:x2="84.93mm" svg:y2="47.21mm">
            <text:p/>
          </draw:line>
          <draw:line draw:z-index="28" draw:style-name="gr1" draw:text-style-name="P1" svg:x1="94.32mm" svg:y1="42.85mm" svg:x2="94.32mm" svg:y2="47.63mm">
            <text:p/>
          </draw:line>
          <draw:line draw:z-index="29" draw:style-name="gr2" draw:text-style-name="P1" svg:x1="90.01mm" svg:y1="42.88mm" svg:x2="94.61mm" svg:y2="42.5mm">
            <text:p/>
          </draw:line>
          <draw:line draw:z-index="30" draw:style-name="gr1" draw:text-style-name="P1" svg:x1="133.51mm" svg:y1="20.25mm" svg:x2="133.51mm" svg:y2="25.03mm">
            <text:p/>
          </draw:line>
          <draw:line draw:z-index="31" draw:style-name="gr1" draw:text-style-name="P1" svg:x1="138.44mm" svg:y1="20.25mm" svg:x2="138.44mm" svg:y2="25.03mm">
            <text:p/>
          </draw:line>
          <draw:line draw:z-index="32" draw:style-name="gr1" draw:text-style-name="P1" svg:x1="142.94mm" svg:y1="20.24mm" svg:x2="142.94mm" svg:y2="25.02mm">
            <text:p/>
          </draw:line>
          <draw:line draw:z-index="33" draw:style-name="gr1" draw:text-style-name="P1" svg:x1="147.87mm" svg:y1="20.22mm" svg:x2="147.87mm" svg:y2="25mm">
            <text:p/>
          </draw:line>
          <draw:line draw:z-index="34" draw:style-name="gr1" draw:text-style-name="P1" svg:x1="138.51mm" svg:y1="24.6mm" svg:x2="133.66mm" svg:y2="24.6mm">
            <text:p/>
          </draw:line>
          <draw:line draw:z-index="35" draw:style-name="gr1" draw:text-style-name="P1" svg:x1="143.16mm" svg:y1="19.95mm" svg:x2="138.31mm" svg:y2="19.95mm">
            <text:p/>
          </draw:line>
          <draw:line draw:z-index="36" draw:style-name="gr1" draw:text-style-name="P1" svg:x1="147.8mm" svg:y1="24.81mm" svg:x2="142.95mm" svg:y2="24.81mm">
            <text:p/>
          </draw:line>
          <draw:line draw:z-index="37" draw:style-name="gr1" draw:text-style-name="P1" svg:x1="157.77mm" svg:y1="20.19mm" svg:x2="147.88mm" svg:y2="19.98mm">
            <text:p/>
          </draw:line>
          <draw:line draw:z-index="38" draw:style-name="gr1" draw:text-style-name="P1" svg:x1="157.66mm" svg:y1="19.88mm" svg:x2="157.66mm" svg:y2="24.66mm">
            <text:p/>
          </draw:line>
          <draw:line draw:z-index="39" draw:style-name="gr2" draw:text-style-name="P1" svg:x1="153.02mm" svg:y1="25.12mm" svg:x2="157.62mm" svg:y2="24.74mm">
            <text:p/>
          </draw:line>
          <draw:line draw:z-index="40" draw:style-name="gr1" draw:text-style-name="P1" svg:x1="138.43mm" svg:y1="42.82mm" svg:x2="133.15mm" svg:y2="42.9mm">
            <text:p/>
          </draw:line>
          <draw:line draw:z-index="41" draw:style-name="gr1" draw:text-style-name="P1" svg:x1="133.73mm" svg:y1="42.82mm" svg:x2="133.73mm" svg:y2="47.6mm">
            <text:p/>
          </draw:line>
          <draw:line draw:z-index="42" draw:style-name="gr1" draw:text-style-name="P1" svg:x1="143.07mm" svg:y1="47.34mm" svg:x2="133.92mm" svg:y2="47.33mm">
            <text:p/>
          </draw:line>
          <draw:line draw:z-index="43" draw:style-name="gr1" draw:text-style-name="P1" svg:x1="143.45mm" svg:y1="42.53mm" svg:x2="143.45mm" svg:y2="47.31mm">
            <text:p/>
          </draw:line>
          <draw:line draw:z-index="44" draw:style-name="gr1" draw:text-style-name="P1" svg:x1="148.09mm" svg:y1="42.8mm" svg:x2="148.09mm" svg:y2="47.58mm">
            <text:p/>
          </draw:line>
          <draw:line draw:z-index="45" draw:style-name="gr1" draw:text-style-name="P1" svg:x1="152.73mm" svg:y1="42.8mm" svg:x2="152.73mm" svg:y2="47.58mm">
            <text:p/>
          </draw:line>
          <draw:line draw:z-index="46" draw:style-name="gr3" draw:text-style-name="P1" svg:x1="157.77mm" svg:y1="42.64mm" svg:x2="157.77mm" svg:y2="47.42mm">
            <text:p/>
          </draw:line>
          <draw:line draw:z-index="47" draw:style-name="gr1" draw:text-style-name="P1" svg:x1="148.27mm" svg:y1="42.46mm" svg:x2="142.99mm" svg:y2="42.54mm">
            <text:p/>
          </draw:line>
          <draw:line draw:z-index="48" draw:style-name="gr1" draw:text-style-name="P1" svg:x1="153.22mm" svg:y1="47.19mm" svg:x2="147.94mm" svg:y2="47.27mm">
            <text:p/>
          </draw:line>
          <draw:line draw:z-index="49" draw:style-name="gr1" draw:text-style-name="P1" svg:x1="157.86mm" svg:y1="42.58mm" svg:x2="152.58mm" svg:y2="42.66mm">
            <text:p/>
          </draw:line>
          <draw:line draw:z-index="50" draw:style-name="gr1" draw:text-style-name="P1" svg:x1="80.32mm" svg:y1="74.38mm" svg:x2="70.01mm" svg:y2="74.45mm">
            <text:p/>
          </draw:line>
          <draw:line draw:z-index="51" draw:style-name="gr1" draw:text-style-name="P1" svg:x1="70.48mm" svg:y1="74.35mm" svg:x2="70.48mm" svg:y2="79.13mm">
            <text:p/>
          </draw:line>
          <draw:line draw:z-index="52" draw:style-name="gr4" draw:text-style-name="P1" svg:x1="85.17mm" svg:y1="78.89mm" svg:x2="70.49mm" svg:y2="78.9mm">
            <text:p text:style-name="P1"><text:s/></text:p>
          </draw:line>
          <draw:line draw:z-index="53" draw:style-name="gr1" draw:text-style-name="P1" svg:x1="85.03mm" svg:y1="74.16mm" svg:x2="85.03mm" svg:y2="78.94mm">
            <text:p/>
          </draw:line>
          <draw:line draw:z-index="54" draw:style-name="gr1" draw:text-style-name="P1" svg:x1="89.9mm" svg:y1="74.16mm" svg:x2="89.9mm" svg:y2="78.94mm">
            <text:p/>
          </draw:line>
          <draw:line draw:z-index="55" draw:style-name="gr5" draw:text-style-name="P1" svg:x1="94.74mm" svg:y1="74.16mm" svg:x2="94.74mm" svg:y2="78.94mm">
            <text:p/>
          </draw:line>
          <draw:line draw:z-index="56" draw:style-name="gr1" draw:text-style-name="P1" svg:x1="90.02mm" svg:y1="74.16mm" svg:x2="84.74mm" svg:y2="74.24mm">
            <text:p/>
          </draw:line>
          <draw:line draw:z-index="57" draw:style-name="gr1" draw:text-style-name="P1" svg:x1="95.02mm" svg:y1="78.7mm" svg:x2="89.74mm" svg:y2="78.78mm">
            <text:p/>
          </draw:line>
        </table:shapes>
        <table:table-column table:style-name="co1" table:default-cell-style-name="ce2"/>
        <table:table-column table:style-name="co1" table:number-columns-repeated="75" table:default-cell-style-name="ce1"/>
        <table:table-column table:style-name="co1" table:number-columns-repeated="2" table:default-cell-style-name="Default"/>
        <table:table-column table:style-name="co1" table:number-columns-repeated="23" table:default-cell-style-name="ce1"/>
        <table:table-column table:style-name="co2" table:number-columns-repeated="31" table:default-cell-style-name="ce1"/>
        <table:table-column table:style-name="co2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table:number-columns-repeated="7"/>
          <table:table-cell office:value-type="string" calcext:value-type="string">
            <text:p>und alles nochmal mit getauschten Texten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<text:s/>und alles nochmal mit invertierten Texten (von hinten beginnend)</text:p>
          </table:table-cell>
          <table:table-cell table:number-columns-repeated="14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42"/>
          <table:table-cell table:style-name="ce1" table:number-columns-repeated="2"/>
          <table:table-cell table:number-columns-repeated="63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7"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8"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42"/>
          <table:table-cell table:style-name="ce1" table:number-columns-repeated="2"/>
          <table:table-cell table:number-columns-repeated="63"/>
        </table:table-row>
        <table:table-row table:style-name="ro1" table:number-rows-repeated="2">
          <table:table-cell table:number-columns-repeated="76"/>
          <table:table-cell table:style-name="ce1" table:number-columns-repeated="2"/>
          <table:table-cell table:number-columns-repeated="6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table:number-columns-repeated="101"/>
        </table:table-row>
        <table:table-row table:style-name="ro1">
          <table:table-cell table:number-columns-repeated="141"/>
        </table:table-row>
        <table:table-row table:style-name="ro1">
          <table:table-cell/>
          <table:table-cell table:style-name="Default" table:number-columns-repeated="39"/>
          <table:table-cell table:number-columns-repeated="101"/>
        </table:table-row>
        <table:table-row table:style-name="ro1">
          <table:table-cell table:number-columns-repeated="132"/>
          <table:table-cell table:style-name="ce1" table:number-columns-repeated="4"/>
          <table:table-cell table:number-columns-repeated="5"/>
        </table:table-row>
        <table:table-row table:style-name="ro1">
          <table:table-cell table:number-columns-repeated="14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101"/>
        </table:table-row>
        <table:table-row table:style-name="ro1">
          <table:table-cell table:number-columns-repeated="141"/>
        </table:table-row>
        <table:table-row table:style-name="ro1">
          <table:table-cell table:number-columns-repeated="2"/>
          <table:table-cell office:value-type="string" calcext:value-type="string">
            <text:p>1 Wechsel</text:p>
          </table:table-cell>
          <table:table-cell table:number-columns-repeated="13"/>
          <table:table-cell office:value-type="string" calcext:value-type="string">
            <text:p>2 Wechsel</text:p>
          </table:table-cell>
          <table:table-cell table:number-columns-repeated="13"/>
          <table:table-cell office:value-type="string" calcext:value-type="string">
            <text:p>3 Wechsel</text:p>
          </table:table-cell>
          <table:table-cell table:number-columns-repeated="110"/>
        </table:table-row>
        <table:table-row table:style-name="ro1">
          <table:table-cell table:number-columns-repeated="141"/>
        </table:table-row>
        <table:table-row table:style-name="ro1">
          <table:table-cell table:number-columns-repeated="17"/>
          <table:table-cell office:value-type="string" calcext:value-type="string">
            <text:p>schieben bis letzter Wechsel vorletzte Stelle erreicht</text:p>
          </table:table-cell>
          <table:table-cell table:number-columns-repeated="123"/>
        </table:table-row>
        <table:table-row table:style-name="ro1" table:number-rows-repeated="2">
          <table:table-cell table:number-columns-repeated="141"/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table:number-columns-repeated="114"/>
        </table:table-row>
        <table:table-row table:style-name="ro1">
          <table:table-cell table:number-columns-repeated="10"/>
          <table:table-cell office:value-type="string" calcext:value-type="string">
            <text:p>Ix … Index of identical text</text:p>
          </table:table-cell>
          <table:table-cell table:number-columns-repeated="130"/>
        </table:table-row>
        <table:table-row table:style-name="ro1">
          <table:table-cell table:number-columns-repeated="6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wp</text:p>
          </table:table-cell>
          <table:table-cell/>
          <table:table-cell office:value-type="string" calcext:value-type="string">
            <text:p>aw</text:p>
          </table:table-cell>
          <table:table-cell table:number-columns-repeated="2"/>
          <table:table-cell table:style-name="ce2" office:value-type="string" calcext:value-type="string">
            <text:p>Ix = (aw + wp) * 2 + (wp%2)</text:p>
          </table:table-cell>
          <table:table-cell table:style-name="ce2"/>
          <table:table-cell table:number-columns-repeated="120"/>
        </table:table-row>
        <table:table-row table:style-name="ro1">
          <table:table-cell office:value-type="string" calcext:value-type="string">
            <text:p>aqrbcdefghijklmnopÜÖÄüöäzyxwvuts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22]*2+[.O22]*2+MOD ([.O22];2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aqrbcstuvwxyzäöüÄÖÜponmlkjihgfed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23]*2+[.O23]*2+MOD ([.O23];2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  <table:table-cell table:style-name="ce1"/>
          <table:table-cell table:number-columns-repeated="64"/>
        </table:table-row>
        <table:table-row table:style-name="ro1">
          <table:table-cell office:value-type="string" calcext:value-type="string">
            <text:p>a<text:span text:style-name="T1">qrbcstdefghijklmnopÜÖÄüöäzyxwvu</text:span>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24]*2+[.O24]*2+MOD ([.O24];2)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Wp * 2 + 1 <text:s/>Beginn identical text aus t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a<text:span text:style-name="T2">qrbcstdeuvwxyzäöüÄÖÜponmlkjihgf</text:span>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25]*2+[.O25]*2+MOD ([.O25];2)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a<text:span text:style-name="T3">qrbcstdeuvfghijklmnopÜÖÄüöäzyxw</text:span>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26]*2+[.O26]*2+MOD ([.O26];2)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dann identical text um je 4 kürzen am Beginn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aqrbcstdeuvfgwxyzäöüÄÖÜponmlkjih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27]*2+[.O27]*2+MOD ([.O27];2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nach aw durchlauf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aqrbcstdeuvfgwxhijklmnopÜÖÄüöäzy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28]*2+[.O28]*2+MOD ([.O28];2)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aqrbcstdeuvfgwxhiyzäöüÄÖÜponmlkj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Q29]*2+[.O29]*2+MOD ([.O29];2)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aqrbcstdeuvfgwxhiyzjklmnopÜÖÄüöä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formula="of:=[.Q30]*2+[.O30]*2+MOD ([.O30];2)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1"/>
          <table:table-cell table:style-name="Default" table:number-columns-repeated="5"/>
          <table:table-cell table:number-columns-repeated="32"/>
        </table:table-row>
        <table:table-row table:style-name="ro1">
          <table:table-cell office:value-type="string" calcext:value-type="string">
            <text:p>aqrbcstdeuvfgwxhiyzjkäöüÄÖÜponml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style-name="Default"/>
          <table:table-cell/>
          <table:table-cell table:formula="of:=[.Q31]*2+[.O31]*2+MOD ([.O31];2)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Ix mit dict langsamer als deque o (1)</text:p>
          </table:table-cell>
          <table:table-cell table:number-columns-repeated="52"/>
          <table:table-cell table:style-name="ce1"/>
          <table:table-cell table:number-columns-repeated="63"/>
        </table:table-row>
        <table:table-row table:style-name="ro1">
          <table:table-cell office:value-type="string" calcext:value-type="string">
            <text:p>aqrbcstdeuvfgwxhiyzjkäölmnopÜÖÄü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style-name="Default"/>
          <table:table-cell/>
          <table:table-cell table:formula="of:=[.Q32]*2+[.O32]*2+MOD ([.O32];2)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Deque 0 index 10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aqrbcstdeuvfgwxhiyzjkäölmüÄÖÜpon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table:style-name="Default"/>
          <table:table-cell/>
          <table:table-cell table:formula="of:=[.Q33]*2+[.O33]*2+MOD ([.O33];2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aqrbcstdeuvfgwxhiyzjkäölmüÄnopÜÖ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table:style-name="Default"/>
          <table:table-cell/>
          <table:table-cell table:formula="of:=[.Q34]*2+[.O34]*2+MOD ([.O34];2)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3"/>
          <table:table-cell table:style-name="ce1"/>
          <table:table-cell table:number-columns-repeated="64"/>
        </table:table-row>
        <table:table-row table:style-name="ro1">
          <table:table-cell office:value-type="string" calcext:value-type="string">
            <text:p>a qrbcstdeuvfgwxhiyzjkäölmüÄnoÖÜp</text:p>
          </table:table-cell>
          <table:table-cell table:style-name="ce8" table:number-columns-repeated="12"/>
          <table:table-cell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style-name="Default"/>
          <table:table-cell/>
          <table:table-cell table:formula="of:=[.Q35]*2+[.O35]*2+MOD ([.O35];2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3"/>
          <table:table-cell table:style-name="ce1" table:number-columns-repeated="2"/>
          <table:table-cell table:number-columns-repeated="63"/>
        </table:table-row>
        <table:table-row table:style-name="ro1">
          <table:table-cell office:value-type="string" calcext:value-type="string">
            <text:p>baqrscdefghijklmnopÜÖÄüöäzyxwvut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36]*2+[.O36]*2+MOD ([.O36];2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4"/>
          <table:table-cell table:style-name="ce1"/>
          <table:table-cell table:number-columns-repeated="63"/>
        </table:table-row>
        <table:table-row table:style-name="ro1">
          <table:table-cell office:value-type="string" calcext:value-type="string">
            <text:p>baqrscdtuvwxyzäöüÄÖÜponmlkjihgfe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37]*2+[.O37]*2+MOD ([.O37];2)"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3"/>
          <table:table-cell table:style-name="ce1" table:number-columns-repeated="2"/>
          <table:table-cell table:number-columns-repeated="63"/>
        </table:table-row>
        <table:table-row table:style-name="ro1">
          <table:table-cell office:value-type="string" calcext:value-type="string">
            <text:p>baq<text:span text:style-name="T4">rscdtuefghijklmnopÜÖÄüöäzyxwv</text:span>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38]*2+[.O38]*2+MOD ([.O38];2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baq<text:span text:style-name="T5">rscdtuefvwxyzäöüÄÖÜponmlkjihg</text:span>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39]*2+[.O39]*2+MOD ([.O39];2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baq<text:span text:style-name="T6">rscdtuefvwghijklmnopÜÖÄüöäzyx</text:span>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40]*2+[.O40]*2+MOD ([.O40];2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baqrscdtuefvwghxyzäöüÄÖÜponmlkji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41]*2+[.O41]*2+MOD ([.O41];2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baqrscdtuefvwghxyijklmnopÜÖÄüöäz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42]*2+[.O42]*2+MOD ([.O42];2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3"/>
          <table:table-cell table:style-name="ce1"/>
          <table:table-cell table:number-columns-repeated="64"/>
        </table:table-row>
        <table:table-row table:style-name="ro1">
          <table:table-cell office:value-type="string" calcext:value-type="string">
            <text:p>baqrscdtuefvwghxyijzäöüÄÖÜponmlk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Q43]*2+[.O43]*2+MOD ([.O43];2)"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baq<text:span text:style-name="T7">rscdtuefvwghxyijzäklmnopÜÖÄüö</text:span>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formula="of:=[.Q44]*2+[.O44]*2+MOD ([.O44];2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baqrscdtuefvwghxyijzäklöüÄÖÜponm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style-name="Default"/>
          <table:table-cell/>
          <table:table-cell table:formula="of:=[.Q45]*2+[.O45]*2+MOD ([.O45];2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3"/>
          <table:table-cell table:style-name="ce1" table:number-columns-repeated="2"/>
          <table:table-cell table:number-columns-repeated="63"/>
        </table:table-row>
        <table:table-row table:style-name="ro1">
          <table:table-cell office:value-type="string" calcext:value-type="string">
            <text:p>baqrscdtuefvwghxyijzäklöümnopÜÖÄ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style-name="Default"/>
          <table:table-cell/>
          <table:table-cell table:formula="of:=[.Q46]*2+[.O46]*2+MOD ([.O46];2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3"/>
          <table:table-cell table:style-name="ce1"/>
          <table:table-cell table:number-columns-repeated="64"/>
        </table:table-row>
        <table:table-row table:style-name="ro1">
          <table:table-cell office:value-type="string" calcext:value-type="string">
            <text:p>baqrscdtuefvwghxyijzäklöümnÄÖÜpo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table:style-name="Default"/>
          <table:table-cell/>
          <table:table-cell table:formula="of:=[.Q47]*2+[.O47]*2+MOD ([.O47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3"/>
          <table:table-cell table:style-name="ce1" table:number-columns-repeated="2"/>
          <table:table-cell table:number-columns-repeated="63"/>
        </table:table-row>
        <table:table-row table:style-name="ro1">
          <table:table-cell office:value-type="string" calcext:value-type="string">
            <text:p>baq rscdtuefvwghxyijzäklöümnÄÖopÜ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table:style-name="Default"/>
          <table:table-cell/>
          <table:table-cell table:formula="of:=[.Q48]*2+[.O48]*2+MOD ([.O48];2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4"/>
          <table:table-cell table:style-name="ce1"/>
          <table:table-cell table:number-columns-repeated="63"/>
        </table:table-row>
        <table:table-row table:style-name="ro1">
          <table:table-cell table:style-name="ce6" office:value-type="string" calcext:value-type="string">
            <text:p>cbaqr<text:span text:style-name="T8">stdefghijklmnopÜÖÄüöäzyxwvu</text:span>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49]*2+[.O49]*2+MOD ([.O49];2)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Like 5 above, but 4 shorter in front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baqr<text:span text:style-name="T9">stdeuvwxyzäöüÄÖÜponmlkjihgf</text:span>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50]*2+[.O50]*2+MOD ([.O50];2)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Like 7 above, but 4 shorter in front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baqr<text:span text:style-name="T3">stdeuvfghijklmnopÜÖÄüöäzyxw</text:span>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51]*2+[.O51]*2+MOD ([.O51];2)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Like 9 above, but 4 shorter in front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baqrstdeuvfgwxyzäöüÄÖÜponmlkjih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52]*2+[.O52]*2+MOD ([.O52];2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baqrstdeuvfgwxhijklmnopÜÖÄüöäzy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53]*2+[.O53]*2+MOD ([.O53];2)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baqrstdeuvfgwxhiyzäöüÄÖÜponmlkj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54]*2+[.O54]*2+MOD ([.O54];2)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3"/>
          <table:table-cell table:style-name="ce1" table:number-columns-repeated="2"/>
          <table:table-cell table:number-columns-repeated="63"/>
        </table:table-row>
        <table:table-row table:style-name="ro1">
          <table:table-cell office:value-type="string" calcext:value-type="string">
            <text:p>cbaqrstdeuvfgwxhiyzjklmnopÜÖÄüöä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55]*2+[.O55]*2+MOD ([.O55];2)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baqrstdeuvfgwxhiyzjkäöüÄÖÜponml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Q56]*2+[.O56]*2+MOD ([.O56];2)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baqrstdeuvfgwxhiyzjkäölmnopÜÖÄü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formula="of:=[.Q57]*2+[.O57]*2+MOD ([.O57];2)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baqrstdeuvfgwxhiyzjkäölmüÄÖÜpon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style-name="Default"/>
          <table:table-cell/>
          <table:table-cell table:formula="of:=[.Q58]*2+[.O58]*2+MOD ([.O58];2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3"/>
          <table:table-cell table:style-name="ce1" table:number-columns-repeated="2"/>
          <table:table-cell table:number-columns-repeated="63"/>
        </table:table-row>
        <table:table-row table:style-name="ro1">
          <table:table-cell office:value-type="string" calcext:value-type="string">
            <text:p>cbaqrstdeuvfgwxhiyzjkäölmüÄnopÜÖ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style-name="Default"/>
          <table:table-cell/>
          <table:table-cell table:formula="of:=[.Q59]*2+[.O59]*2+MOD ([.O59];2)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baqr stdeuvfgwxhiyzjkäölmüÄnoÖÜp</text:p>
          </table:table-cell>
          <table:table-cell/>
          <table:table-cell table:style-name="ce8" table:number-columns-repeated="11"/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table:style-name="Default"/>
          <table:table-cell/>
          <table:table-cell table:formula="of:=[.Q60]*2+[.O60]*2+MOD ([.O60];2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dcbaqrs<text:span text:style-name="T10">tuefghijklmnopÜÖÄüöäzyxwv</text:span>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61]*2+[.O61]*2+MOD ([.O61];2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dcbaqrs<text:span text:style-name="T5">tuefvwxyzäöüÄÖÜponmlkjihg</text:span>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62]*2+[.O62]*2+MOD ([.O62];2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dcbaqrs<text:span text:style-name="T11">tuefvwghijklmnopÜÖÄüöäzyx</text:span>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63]*2+[.O63]*2+MOD ([.O63];2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1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dcbaqrstuefvwghxyzäöüÄÖÜponmlkji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64]*2+[.O64]*2+MOD ([.O64];2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4"/>
          <table:table-cell table:style-name="ce1"/>
          <table:table-cell table:number-columns-repeated="63"/>
        </table:table-row>
        <table:table-row table:style-name="ro1">
          <table:table-cell office:value-type="string" calcext:value-type="string">
            <text:p>dcbaqrstuefvwghxyijklmnopÜÖÄüöäz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65]*2+[.O65]*2+MOD ([.O65];2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3"/>
          <table:table-cell table:style-name="ce1"/>
          <table:table-cell table:number-columns-repeated="64"/>
        </table:table-row>
        <table:table-row table:style-name="ro1">
          <table:table-cell office:value-type="string" calcext:value-type="string">
            <text:p>dcbaqrstuefvwghxyijzäöüÄÖÜponmlk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66]*2+[.O66]*2+MOD ([.O66];2)"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dcbaqrs<text:span text:style-name="T7">tuefvwghxyijzäklmnopÜÖÄüö</text:span>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67]*2+[.O67]*2+MOD ([.O67];2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2"/>
          <table:table-cell table:style-name="ce3" table:number-columns-repeated="2"/>
          <table:table-cell table:number-columns-repeated="64"/>
        </table:table-row>
        <table:table-row table:style-name="ro1">
          <table:table-cell office:value-type="string" calcext:value-type="string">
            <text:p>dcbaqrstuefvwghxyijzäklöüÄÖÜponm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Q68]*2+[.O68]*2+MOD ([.O68];2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5"/>
          <table:table-cell table:style-name="ce3" table:number-columns-repeated="3"/>
          <table:table-cell table:number-columns-repeated="6"/>
          <table:table-cell table:style-name="ce1"/>
          <table:table-cell table:number-columns-repeated="63"/>
        </table:table-row>
        <table:table-row table:style-name="ro1">
          <table:table-cell office:value-type="string" calcext:value-type="string">
            <text:p>dcbaqrstuefvwghxyijzäklöümnopÜÖÄ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formula="of:=[.Q69]*2+[.O69]*2+MOD ([.O69];2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4"/>
          <table:table-cell table:style-name="ce3" table:number-columns-repeated="4"/>
          <table:table-cell/>
          <table:table-cell table:style-name="ce3" table:number-columns-repeated="3"/>
          <table:table-cell table:number-columns-repeated="11"/>
          <table:table-cell table:style-name="ce1" table:number-columns-repeated="2"/>
          <table:table-cell table:number-columns-repeated="63"/>
        </table:table-row>
        <table:table-row table:style-name="ro1">
          <table:table-cell office:value-type="string" calcext:value-type="string">
            <text:p>dcbaqrstuefvwghxyijzäklöümnÄÖÜpo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style-name="Default"/>
          <table:table-cell/>
          <table:table-cell table:formula="of:=[.Q70]*2+[.O70]*2+MOD ([.O70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2"/>
          <table:table-cell table:style-name="ce3" table:number-columns-repeated="3"/>
          <table:table-cell table:number-columns-repeated="3"/>
          <table:table-cell table:style-name="ce3" table:number-columns-repeated="4"/>
          <table:table-cell table:number-columns-repeated="66"/>
        </table:table-row>
        <table:table-row table:style-name="ro1">
          <table:table-cell office:value-type="string" calcext:value-type="string">
            <text:p>dcbaqrs tuefvwghxyijzäklöümnÄÖopÜ</text:p>
          </table:table-cell>
          <table:table-cell table:number-columns-repeated="2"/>
          <table:table-cell table:style-name="ce9" table:number-columns-repeated="10"/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style-name="Default"/>
          <table:table-cell/>
          <table:table-cell table:formula="of:=[.Q71]*2+[.O71]*2+MOD ([.O71];2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<text:span text:style-name="T3">uvfghijklmnopÜÖÄüöäzyxw</text:span>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72]*2+[.O72]*2+MOD ([.O72];2)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/>
          <table:table-cell table:style-name="ce2"/>
          <table:table-cell table:number-columns-repeated="14"/>
          <table:table-cell table:style-name="Default"/>
          <table:table-cell table:number-columns-repeated="71"/>
        </table:table-row>
        <table:table-row table:style-name="ro1">
          <table:table-cell office:value-type="string" calcext:value-type="string">
            <text:p>edcbaqrstuvfgwxyzäöüÄÖÜponmlkjih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73]*2+[.O73]*2+MOD ([.O73];2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uvfgwxhijklmnopÜÖÄüöäzy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74]*2+[.O74]*2+MOD ([.O74];2)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4"/>
          <table:table-cell table:style-name="ce4"/>
          <table:table-cell table:style-name="ce3"/>
          <table:table-cell table:number-columns-repeated="62"/>
        </table:table-row>
        <table:table-row table:style-name="ro1">
          <table:table-cell office:value-type="string" calcext:value-type="string">
            <text:p>edcbaqrstuvfgwxhiyzäöüÄÖÜponmlkj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75]*2+[.O75]*2+MOD ([.O75];2)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uvfgwxhiyzjklmnopÜÖÄüöä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76]*2+[.O76]*2+MOD ([.O76];2)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uvfgwxhiyzjkäöüÄÖÜponml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77]*2+[.O77]*2+MOD ([.O77];2)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uvfgwxhiyzjkäölmnopÜÖÄü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78]*2+[.O78]*2+MOD ([.O78];2)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uvfgwxhiyzjkäölmüÄÖÜpon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Q79]*2+[.O79]*2+MOD ([.O79];2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uvfgwxhiyzjkäölmüÄnopÜÖ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formula="of:=[.Q80]*2+[.O80]*2+MOD ([.O80];2)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 uvfgwxhiyzjkäölmüÄnoÖÜp</text:p>
          </table:table-cell>
          <table:table-cell table:number-columns-repeated="2"/>
          <table:table-cell table:style-name="ce8" table:number-columns-repeated="10"/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style-name="Default"/>
          <table:table-cell/>
          <table:table-cell table:formula="of:=[.Q81]*2+[.O81]*2+MOD ([.O81];2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Like 27 above, but 4 shorter in front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fedcbaqrstuvwghijklmnopÜÖÄüöäzyx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82]*2+[.O82]*2+MOD ([.O82];2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fedcbaqrstuvwghxyzäöüÄÖÜponmlkji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83]*2+[.O83]*2+MOD ([.O83];2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fedcbaqrstuvwghxyijklmnopÜÖÄüöäz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84]*2+[.O84]*2+MOD ([.O84];2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3"/>
          <table:table-cell table:style-name="ce2"/>
          <table:table-cell table:number-columns-repeated="94"/>
        </table:table-row>
        <table:table-row table:style-name="ro1">
          <table:table-cell office:value-type="string" calcext:value-type="string">
            <text:p>fedcbaqrstuvwghxyijzäöüÄÖÜponmlk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85]*2+[.O85]*2+MOD ([.O85];2)"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3"/>
          <table:table-cell table:style-name="ce1"/>
          <table:table-cell table:number-columns-repeated="64"/>
        </table:table-row>
        <table:table-row table:style-name="ro1">
          <table:table-cell office:value-type="string" calcext:value-type="string">
            <text:p>fedcbaqrstu<text:span text:style-name="T7">vwghxyijzäklmnopÜÖÄüö</text:span>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86]*2+[.O86]*2+MOD ([.O86];2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fedcbaqrstuvwghxyijzäklöüÄÖÜponm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87]*2+[.O87]*2+MOD ([.O87];2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fedcbaqrstuvwghxyijzäklöümnopÜÖÄ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88]*2+[.O88]*2+MOD ([.O88];2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fedcbaqrstuvwghxyijzäklöümnÄÖÜpo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Q89]*2+[.O89]*2+MOD ([.O89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fedcbaqrstu vwghxyijzäklöümnÄÖopÜ</text:p>
          </table:table-cell>
          <table:table-cell table:number-columns-repeated="3"/>
          <table:table-cell table:style-name="ce9" table:number-columns-repeated="9"/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formula="of:=[.Q90]*2+[.O90]*2+MOD ([.O90];2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wxhijklmnopÜÖÄüöäzy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91]*2+[.O91]*2+MOD ([.O91];2)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wxhiyzäöüÄÖÜponmlkj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92]*2+[.O92]*2+MOD ([.O92];2)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wxhiyzjklmnopÜÖÄüöä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93]*2+[.O93]*2+MOD ([.O93];2)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wxhiyzjkäöüÄÖÜponml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94]*2+[.O94]*2+MOD ([.O94];2)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wxhiyzjkäölmnopÜÖÄü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95]*2+[.O95]*2+MOD ([.O95];2)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wxhiyzjkäölmüÄÖÜpon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96]*2+[.O96]*2+MOD ([.O96];2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 wxhiyzjkäölmüÄnopÜÖ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97]*2+[.O97]*2+MOD ([.O97];2)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wxhiyzjkäölmüÄnoÖÜp</text:p>
          </table:table-cell>
          <table:table-cell table:number-columns-repeated="4"/>
          <table:table-cell table:style-name="ce8" table:number-columns-repeated="8"/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Q98]*2+[.O98]*2+MOD ([.O98];2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hgfedcbaqrstuvwxyijklmnopÜÖÄüöäz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99]*2+[.O99]*2+MOD ([.O99];2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hgfedcbaqrstuvwxyijzäöüÄÖÜponmlk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100]*2+[.O100]*2+MOD ([.O100];2)"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hgfedcbaqrstuvw<text:span text:style-name="T7">xyijzäklmnopÜÖÄüö</text:span>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101]*2+[.O101]*2+MOD ([.O101];2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hgfedcbaqrstuvwxyijzäklöüÄÖÜponm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102]*2+[.O102]*2+MOD ([.O102];2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hgfedcbaqrstuvwxyijzäklöümnopÜÖÄ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103]*2+[.O103]*2+MOD ([.O103];2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hgfedcbaqrstuvwxyijzäklöümnÄÖÜpo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104]*2+[.O104]*2+MOD ([.O104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hgfedcbaqrstuvw xyijzäklöümnÄÖopÜ</text:p>
          </table:table-cell>
          <table:table-cell table:number-columns-repeated="5"/>
          <table:table-cell table:style-name="ce9" table:number-columns-repeated="7"/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105]*2+[.O105]*2+MOD ([.O105];2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ihgfedcbaqrstuvwxyzjklmnopÜÖÄüöä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106]*2+[.O106]*2+MOD ([.O106];2)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ihgfedcbaqrstuvwxyzjkäöüÄÖÜponml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107]*2+[.O107]*2+MOD ([.O107];2)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ihgfedcbaqrstuvwxyzjkäölmnopÜÖÄü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108]*2+[.O108]*2+MOD ([.O108];2)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ihgfedcbaqrstuvwxyzjkäölmüÄÖÜpon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109]*2+[.O109]*2+MOD ([.O109];2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ihgfedcbaqrstuvwxyzjkäölmüÄnopÜÖ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110]*2+[.O110]*2+MOD ([.O110];2)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Ihgfedcbaqrstuvwx yzjkäölmüÄnoÖÜp</text:p>
          </table:table-cell>
          <table:table-cell table:number-columns-repeated="6"/>
          <table:table-cell table:style-name="ce8" table:number-columns-repeated="6"/>
          <table:table-cell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111]*2+[.O111]*2+MOD ([.O111];2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jihgfedcbaqrstuvwxy<text:span text:style-name="T7">zäklmnopÜÖÄüö</text:span>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112]*2+[.O112]*2+MOD ([.O112];2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jihgfedcbaqrstuvwxyzäklöüÄÖÜponm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113]*2+[.O113]*2+MOD ([.O113];2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jihgfedcbaqrstuvwxyzäklöümnopÜÖÄ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114]*2+[.O114]*2+MOD ([.O114];2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jihgfedcbaqrstuvwxyzäklöümnÄÖÜpo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115]*2+[.O115]*2+MOD ([.O115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jihgfedcbaqrstuvwxy zäklöümnÄÖopÜ</text:p>
          </table:table-cell>
          <table:table-cell table:number-columns-repeated="6"/>
          <table:table-cell table:style-name="ce9" table:number-columns-repeated="6"/>
          <table:table-cell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116]*2+[.O116]*2+MOD ([.O116];2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kjihgfedcbaqrstuvwxyzäölmnopÜÖÄü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117]*2+[.O117]*2+MOD ([.O117];2)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kjihgfedcbaqrstuvwxyzäölmüÄÖÜpon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118]*2+[.O118]*2+MOD ([.O118];2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kjihgfedcbaqrstuvwxyzäölmüÄnopÜÖ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119]*2+[.O119]*2+MOD ([.O119];2)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kjihgfedcbaqrstuvwxyz äölmüÄnoÖÜp</text:p>
          </table:table-cell>
          <table:table-cell table:number-columns-repeated="7"/>
          <table:table-cell table:style-name="ce8" table:number-columns-repeated="5"/>
          <table:table-cell/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120]*2+[.O120]*2+MOD ([.O120];2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lkjihgfedcbaqrstuvwxyzäöümnopÜÖÄ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121]*2+[.O121]*2+MOD ([.O121];2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lkjihgfedcbaqrstuvwxyzäöümnÄÖÜpo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122]*2+[.O122]*2+MOD ([.O122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lkjihgfedcbaqrstuvwxyzä öümnÄÖopÜ</text:p>
          </table:table-cell>
          <table:table-cell table:number-columns-repeated="7"/>
          <table:table-cell table:style-name="ce9" table:number-columns-repeated="5"/>
          <table:table-cell/>
          <table:table-cell office:value-type="float" office:value="11" calcext:value-type="float">
            <text:p>1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123]*2+[.O123]*2+MOD ([.O123];2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mlkjihgfedcbaqrstuvwxyzäöüÄnopÜÖ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124]*2+[.O124]*2+MOD ([.O124];2)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mlkjihgfedcbaqrstuvwxyzäö üÄnoÖÜp</text:p>
          </table:table-cell>
          <table:table-cell table:number-columns-repeated="9"/>
          <table:table-cell table:style-name="ce8" table:number-columns-repeated="3"/>
          <table:table-cell/>
          <table:table-cell office:value-type="float" office:value="12" calcext:value-type="float">
            <text:p>1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125]*2+[.O125]*2+MOD ([.O125];2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nmlkjihgfedcbaqrstuvwxyzäöü ÄöopÜ</text:p>
          </table:table-cell>
          <table:table-cell table:number-columns-repeated="9"/>
          <table:table-cell table:style-name="ce9" table:number-columns-repeated="3"/>
          <table:table-cell/>
          <table:table-cell office:value-type="float" office:value="13" calcext:value-type="float">
            <text:p>13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126]*2+[.O126]*2+MOD ([.O126];2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 table:number-rows-repeated="2">
          <table:table-cell table:number-columns-repeated="141"/>
        </table:table-row>
        <table:table-row table:style-name="ro1">
          <table:table-cell office:value-type="string" calcext:value-type="string">
            <text:p>pri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19"/>
        </table:table-row>
        <table:table-row table:style-name="ro1">
          <table:table-cell office:value-type="string" calcext:value-type="string">
            <text:p>cak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o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mod</text:p>
          </table:table-cell>
          <table:table-cell table:number-columns-repeated="6"/>
          <table:table-cell table:formula="of:=MOD([.H131];[.$K$129])" office:value-type="float" office:value="4" calcext:value-type="float">
            <text:p>4</text:p>
          </table:table-cell>
          <table:table-cell table:formula="of:=MOD([.I131];[.$K$129])" office:value-type="float" office:value="5" calcext:value-type="float">
            <text:p>5</text:p>
          </table:table-cell>
          <table:table-cell table:formula="of:=MOD([.J131];[.$K$129])" office:value-type="float" office:value="6" calcext:value-type="float">
            <text:p>6</text:p>
          </table:table-cell>
          <table:table-cell table:formula="of:=MOD([.K131];[.$K$129])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4"/>
        </table:table-row>
        <table:table-row table:style-name="ro1">
          <table:table-cell table:number-columns-repeated="4"/>
          <table:table-cell table:formula="of:=MOD([.E133];[.$K$129])" office:value-type="float" office:value="1" calcext:value-type="float">
            <text:p>1</text:p>
          </table:table-cell>
          <table:table-cell table:formula="of:=MOD([.F133];[.$K$129])" office:value-type="float" office:value="2" calcext:value-type="float">
            <text:p>2</text:p>
          </table:table-cell>
          <table:table-cell table:formula="of:=MOD([.G133];[.$K$129])" office:value-type="float" office:value="3" calcext:value-type="float">
            <text:p>3</text:p>
          </table:table-cell>
          <table:table-cell table:formula="of:=MOD([.H133];[.$K$129])" office:value-type="float" office:value="4" calcext:value-type="float">
            <text:p>4</text:p>
          </table:table-cell>
          <table:table-cell table:formula="of:=MOD([.I133];[.$K$129])" office:value-type="float" office:value="5" calcext:value-type="float">
            <text:p>5</text:p>
          </table:table-cell>
          <table:table-cell table:formula="of:=MOD([.J133];[.$K$129])" office:value-type="float" office:value="6" calcext:value-type="float">
            <text:p>6</text:p>
          </table:table-cell>
          <table:table-cell table:formula="of:=MOD([.K133];[.$K$129])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9"/>
        </table:table-row>
        <table:table-row table:style-name="ro1">
          <table:table-cell table:number-columns-repeated="141"/>
        </table:table-row>
        <table:table-row table:style-name="ro1"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</text:p>
          </table:table-cell>
          <table:table-cell table:number-columns-repeated="1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4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4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121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1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21"/>
        </table:table-row>
        <table:table-row table:style-name="ro1">
          <table:table-cell/>
          <table:table-cell office:value-type="string" calcext:value-type="string">
            <text:p>s3 i0 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1"/>
        </table:table-row>
        <table:table-row table:style-name="ro1">
          <table:table-cell table:number-columns-repeated="10"/>
          <table:table-cell office:value-type="string" calcext:value-type="string">
            <text:p>topics</text:p>
          </table:table-cell>
          <table:table-cell table:number-columns-repeated="13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1</text:p>
          </table:table-cell>
          <table:table-cell table:number-columns-repeated="7"/>
          <table:table-cell office:value-type="string" calcext:value-type="string">
            <text:p>c2</text:p>
          </table:table-cell>
          <table:table-cell table:number-columns-repeated="7"/>
          <table:table-cell office:value-type="string" calcext:value-type="string">
            <text:p>c3</text:p>
          </table:table-cell>
          <table:table-cell table:number-columns-repeated="10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Total: 6 0en, 7 1en, 6 2en → können nicht aufgeteilt werden → impossible</text:p>
          </table:table-cell>
          <table:table-cell table:number-columns-repeated="12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0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10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0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1</text:p>
          </table:table-cell>
          <table:table-cell table:number-columns-repeated="7"/>
          <table:table-cell office:value-type="string" calcext:value-type="string">
            <text:p>c2</text:p>
          </table:table-cell>
          <table:table-cell table:number-columns-repeated="7"/>
          <table:table-cell office:value-type="string" calcext:value-type="string">
            <text:p>c3</text:p>
          </table:table-cell>
          <table:table-cell table:number-columns-repeated="108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0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2" office:value-type="string" calcext:value-type="string">
            <text:p>Total: 3 0en, 3 1en, 2 2en <text:s text:c="2"/>→ possible</text:p>
          </table:table-cell>
          <table:table-cell table:number-columns-repeated="126"/>
        </table:table-row>
        <table:table-row table:style-name="ro1">
          <table:table-cell table:number-columns-repeated="141"/>
        </table:table-row>
        <table:table-row table:style-name="ro1">
          <table:table-cell table:number-columns-repeated="14"/>
          <table:table-cell table:style-name="ce2" office:value-type="string" calcext:value-type="string">
            <text:p>Lösung: sortierte Liste von Anzahl Containernummer, sortierte Liste von count in container</text:p>
          </table:table-cell>
          <table:table-cell table:number-columns-repeated="126"/>
        </table:table-row>
        <table:table-row table:style-name="ro1">
          <table:table-cell table:number-columns-repeated="17"/>
          <table:table-cell table:style-name="ce2" office:value-type="string" calcext:value-type="string">
            <text:p>nur wenn gleich possible</text:p>
          </table:table-cell>
          <table:table-cell table:number-columns-repeated="123"/>
        </table:table-row>
        <table:table-row table:style-name="ro1">
          <table:table-cell table:number-columns-repeated="12"/>
          <table:table-cell table:style-name="ce2" office:value-type="string" calcext:value-type="string">
            <text:p>anders gesagt: es muss so viele 2en geben wie Platz im container 2 ist</text:p>
          </table:table-cell>
          <table:table-cell table:number-columns-repeated="128"/>
        </table:table-row>
        <table:table-row table:style-name="ro1">
          <table:table-cell table:number-columns-repeated="16"/>
          <table:table-cell table:style-name="ce2" office:value-type="string" calcext:value-type="string">
            <text:p>-&gt; es muss so viele xen geben wie Platz im container x ist</text:p>
          </table:table-cell>
          <table:table-cell table:number-columns-repeated="124"/>
        </table:table-row>
        <table:table-row table:style-name="ro1">
          <table:table-cell table:number-columns-repeated="17"/>
          <table:table-cell table:style-name="ce2" office:value-type="string" calcext:value-type="string">
            <text:p>das x des containers lässt sich aber nicht zuordnen → deshalb sortierte listen vergleichen</text:p>
          </table:table-cell>
          <table:table-cell table:number-columns-repeated="123"/>
        </table:table-row>
        <table:table-row table:style-name="ro1">
          <table:table-cell table:number-columns-repeated="18"/>
          <table:table-cell office:value-type="string" calcext:value-type="string">
            <text:p>log</text:p>
          </table:table-cell>
          <table:table-cell table:number-columns-repeated="8"/>
          <table:table-cell office:value-type="string" calcext:value-type="string">
            <text:p>Square</text:p>
          </table:table-cell>
          <table:table-cell table:number-columns-repeated="113"/>
        </table:table-row>
        <table:table-row table:style-name="ro1">
          <table:table-cell table:number-columns-repeated="12"/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float" office:value="99" calcext:value-type="float">
            <text:p>99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tellig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is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tellig</text:p>
          </table:table-cell>
          <table:table-cell table:number-columns-repeated="111"/>
        </table:table-row>
        <table:table-row table:style-name="ro1">
          <table:table-cell table:number-columns-repeated="12"/>
          <table:table-cell table:style-name="ce10" office:value-type="string" calcext:value-type="string">
            <text:p>100</text:p>
          </table:table-cell>
          <table:table-cell table:style-name="ce10" table:number-columns-repeated="2"/>
          <table:table-cell table:style-name="ce10" office:value-type="string" calcext:value-type="string">
            <text:p>999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10"/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telli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12"/>
        </table:table-row>
        <table:table-row table:style-name="ro1">
          <table:table-cell table:number-columns-repeated="12"/>
          <table:table-cell table:style-name="ce10" office:value-type="string" calcext:value-type="string">
            <text:p>1000</text:p>
          </table:table-cell>
          <table:table-cell table:style-name="ce10" table:number-columns-repeated="2"/>
          <table:table-cell table:style-name="ce10" office:value-type="string" calcext:value-type="string">
            <text:p>9999</text:p>
          </table:table-cell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style-name="ce10"/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tellig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12"/>
        </table:table-row>
        <table:table-row table:style-name="ro1" table:number-rows-repeated="2">
          <table:table-cell table:number-columns-repeated="12"/>
          <table:table-cell table:style-name="ce10" table:number-columns-repeated="8"/>
          <table:table-cell table:number-columns-repeated="121"/>
        </table:table-row>
        <table:table-row table:style-name="ro1" table:number-rows-repeated="1048398">
          <table:table-cell table:number-columns-repeated="141"/>
        </table:table-row>
        <table:table-row table:style-name="ro1">
          <table:table-cell table:number-columns-repeated="1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.00.0000</text:date>, <text:time style:data-style-name="N2" text:time-value="12:25:47.121661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. Klotzner</meta:initial-creator>
    <meta:creation-date>2019-04-25T17:14:10.836194931</meta:creation-date>
    <dc:date>2019-05-26T20:43:17.381255195</dc:date>
    <dc:creator>Ing. Klotzner</dc:creator>
    <meta:editing-duration>P21DT23H51M10S</meta:editing-duration>
    <meta:editing-cycles>119</meta:editing-cycles>
    <meta:generator>LibreOffice/6.0.7.3$Linux_X86_64 LibreOffice_project/00m0$Build-3</meta:generator>
    <meta:document-statistic meta:table-count="1" meta:cell-count="1073" meta:object-count="58"/>
  </office:meta>
</office:document-meta>
</file>